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text-properties officeooo:paragraph-rsid="001adc1f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dc1f" officeooo:paragraph-rsid="001adc1f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a08fa"/>
    </style:style>
    <style:style style:name="T7" style:family="text">
      <style:text-properties fo:language="en" fo:country="US" officeooo:rsid="001adc1f"/>
    </style:style>
    <style:style style:name="T8" style:family="text">
      <style:text-properties fo:language="en" fo:country="US"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7">16th of September 2025</text:span> under the <text:span text:style-name="T7">46th</text:span> PA Meeting.</text:p>
      <text:p text:style-name="P1"/>
      <text:p text:style-name="P1">The Assembly, recognising the current situation,</text:p>
      <text:p text:style-name="P1"/>
      <text:p text:style-name="P5">Constitutes the need to change the status of the Spiral City World Heritage Site to semi-protected rather than protected in order to enable development and further maintenance by its authority.</text:p>
      <text:p text:style-name="P1"/>
      <text:p text:style-name="P1">And proceeds.</text:p>
      <text:p text:style-name="P1"/>
      <text:p text:style-name="P1">Signed by,</text:p>
      <text:p text:style-name="P5">eldegron</text:p>
      <text:p text:style-name="P1"/>
      <text:p text:style-name="P1"/>
      <text:p text:style-name="P1"/>
      <text:p text:style-name="P3"><text:span text:style-name="T1">[</text:span><text:span text:style-name="T2">Motion 46-1: To change the status of Spiral City WHS to semi-protected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6T21:43:46.653085898</dc:date>
    <meta:editing-duration>PT2M2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68" meta:character-count="433" meta:non-whitespace-character-count="372"/>
  </office:meta>
</office:document-meta>
</file>